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6.9271in" fo:margin-left="0in" table:align="left"/>
    </style:style>
    <style:style style:name="style.A" style:family="table-column">
      <style:table-column-properties style:column-width="4.75in"/>
    </style:style>
    <style:style style:name="style.B" style:family="table-column">
      <style:table-column-properties style:column-width="0.9375in"/>
    </style:style>
    <style:style style:name="style.C" style:family="table-column">
      <style:table-column-properties style:column-width="1.2396in"/>
    </style:style>
    <style:style style:name="style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style.A2" style:family="table-cell">
      <style:table-cell-properties fo:padding="0.0201in" fo:border-left="none" fo:border-right="none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396in"/>
    </style:style>
    <style:style style:name="Table2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2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0b3427" style:font-size-asian="11pt" style:font-size-complex="11pt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1b8a5b" style:font-size-asian="11pt" style:font-size-complex="11pt"/>
    </style:style>
    <style:style style:name="P4" style:family="paragraph" style:parent-style-name="Table_20_Contents">
      <style:paragraph-properties fo:line-height="115%"/>
      <style:text-properties style:font-name="Liberation Mono" fo:font-size="11pt" officeooo:rsid="000a9010" officeooo:paragraph-rsid="000a9010" style:font-size-asian="11pt" style:font-size-complex="11pt"/>
    </style:style>
    <style:style style:name="P5" style:family="paragraph" style:parent-style-name="Table_20_Contents">
      <style:paragraph-properties fo:line-height="115%"/>
      <style:text-properties style:font-name="Liberation Mono" fo:font-size="11pt" officeooo:rsid="00197503" officeooo:paragraph-rsid="00197503" style:font-size-asian="11pt" style:font-size-complex="11pt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97503" officeooo:paragraph-rsid="00197503" style:font-size-asian="11pt" style:font-size-complex="11pt"/>
    </style:style>
    <style:style style:name="P7" style:family="paragraph" style:parent-style-name="Table_20_Contents">
      <style:paragraph-properties fo:line-height="115%"/>
      <style:text-properties style:font-name="Liberation Mono" fo:font-size="11pt" officeooo:rsid="00197503" officeooo:paragraph-rsid="001b8a5b" style:font-size-asian="11pt" style:font-size-complex="11pt"/>
    </style:style>
    <style:style style:name="P8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b8a5b" officeooo:paragraph-rsid="001b8a5b" style:font-size-asian="11pt" style:font-size-complex="11pt"/>
    </style:style>
    <style:style style:name="P9" style:family="paragraph" style:parent-style-name="Table_20_Contents">
      <style:paragraph-properties fo:line-height="115%"/>
      <style:text-properties style:font-name="Liberation Mono" fo:font-size="11pt" officeooo:rsid="001b8a5b" officeooo:paragraph-rsid="001b8a5b" style:font-size-asian="11pt" style:font-size-complex="11pt"/>
    </style:style>
    <style:style style:name="P10" style:family="paragraph" style:parent-style-name="Table_20_Contents">
      <style:paragraph-properties fo:line-height="115%"/>
      <style:text-properties style:font-name="Liberation Mono" fo:font-size="11pt" officeooo:rsid="001c47c3" officeooo:paragraph-rsid="001c47c3" style:font-size-asian="11pt" style:font-size-complex="11pt"/>
    </style:style>
    <style:style style:name="P11" style:family="paragraph" style:parent-style-name="Table_20_Contents">
      <style:paragraph-properties fo:line-height="115%"/>
      <style:text-properties style:font-name="Liberation Mono" fo:font-size="11pt" style:text-underline-style="none" officeooo:rsid="001b6a91" officeooo:paragraph-rsid="001b6a91" style:font-size-asian="11pt" style:font-size-complex="11pt"/>
    </style:style>
    <style:style style:name="P12" style:family="paragraph" style:parent-style-name="Table_20_Contents">
      <style:paragraph-properties fo:line-height="115%"/>
      <style:text-properties style:font-name="Liberation Mono" fo:font-size="11pt" style:text-underline-style="none" officeooo:rsid="001b6a91" officeooo:paragraph-rsid="001b8a5b" style:font-size-asian="11pt" style:font-size-complex="11pt"/>
    </style:style>
    <style:style style:name="P13" style:family="paragraph" style:parent-style-name="Table_20_Contents">
      <style:text-properties style:font-name="Liberation Mono" fo:font-size="10.5pt" officeooo:rsid="0007f5b2" officeooo:paragraph-rsid="00197503" style:font-size-asian="10.5pt" style:font-size-complex="10.5pt"/>
    </style:style>
    <style:style style:name="P14" style:family="paragraph" style:parent-style-name="Table_20_Contents">
      <style:text-properties style:font-name="Liberation Mono" fo:font-size="10.5pt" officeooo:rsid="001b8a5b" officeooo:paragraph-rsid="001b8a5b" style:font-size-asian="10.5pt" style:font-size-complex="10.5pt"/>
    </style:style>
    <style:style style:name="P15" style:family="paragraph" style:parent-style-name="Table_20_Contents">
      <style:text-properties style:font-name="Liberation Mono" fo:font-size="10.5pt" officeooo:rsid="001b6a91" officeooo:paragraph-rsid="00197503" style:font-size-asian="10.5pt" style:font-size-complex="10.5pt"/>
    </style:style>
    <style:style style:name="P16" style:family="paragraph" style:parent-style-name="Table_20_Contents"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18" style:family="paragraph" style:parent-style-name="Standard">
      <style:text-properties style:font-name="Liberation Sans"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20" style:family="paragraph" style:parent-style-name="Standard">
      <style:paragraph-properties fo:break-before="page"/>
      <style:text-properties style:font-name="Liberation Sans" fo:font-size="14pt" officeooo:rsid="00079c3d" officeooo:paragraph-rsid="00079c3d" style:font-size-asian="12.25pt" style:font-size-complex="14pt"/>
    </style:style>
    <style:style style:name="P21" style:family="paragraph" style:parent-style-name="Standard">
      <style:text-properties style:font-name="Liberation Sans" fo:font-size="14pt" officeooo:rsid="00079c3d" officeooo:paragraph-rsid="00197503" style:font-size-asian="12.25pt" style:font-size-complex="14pt"/>
    </style:style>
    <style:style style:name="P22" style:family="paragraph" style:parent-style-name="Standard">
      <style:text-properties style:font-name="Liberation Sans"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Liberation Sans" fo:font-size="14pt" fo:font-weight="bold" officeooo:rsid="000a9010" officeooo:paragraph-rsid="00079c3d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08c080" style:font-size-asian="12pt" style:font-size-complex="12pt"/>
    </style:style>
    <style:style style:name="P25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1d9e8" style:font-size-asian="12pt" style:font-size-complex="12pt"/>
    </style:style>
    <style:style style:name="P26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27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28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b6a91" style:font-size-asian="12pt" style:font-size-complex="12pt"/>
    </style:style>
    <style:style style:name="P29" style:family="paragraph" style:parent-style-name="Table_20_Contents">
      <style:paragraph-properties fo:line-height="150%" fo:text-align="end" style:justify-single-word="false"/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b4984" style:font-size-asian="12pt" style:font-size-complex="12pt"/>
    </style:style>
    <style:style style:name="P31" style:family="paragraph" style:parent-style-name="Table_20_Contents">
      <style:paragraph-properties fo:line-height="150%"/>
      <style:text-properties style:font-name="Liberation Sans" fo:font-size="12pt" officeooo:rsid="0008c080" officeooo:paragraph-rsid="0008c080" style:font-size-asian="12pt" style:font-size-complex="12pt"/>
    </style:style>
    <style:style style:name="P32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08c080" style:font-size-asian="12pt" style:font-size-complex="12pt"/>
    </style:style>
    <style:style style:name="P33" style:family="paragraph" style:parent-style-name="Table_20_Contents">
      <style:paragraph-properties fo:line-height="150%"/>
      <style:text-properties style:font-name="Liberation Sans" fo:font-size="12pt" officeooo:rsid="0008c080" officeooo:paragraph-rsid="001b4984" style:font-size-asian="12pt" style:font-size-complex="12pt"/>
    </style:style>
    <style:style style:name="P34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11d9e8" style:font-size-asian="12pt" style:font-size-complex="12pt"/>
    </style:style>
    <style:style style:name="P35" style:family="paragraph" style:parent-style-name="Table_20_Contents">
      <style:paragraph-properties fo:line-height="150%"/>
      <style:text-properties style:font-name="Liberation Sans" fo:font-size="12pt" officeooo:rsid="0011d9e8" officeooo:paragraph-rsid="0011d9e8" style:font-size-asian="12pt" style:font-size-complex="12pt"/>
    </style:style>
    <style:style style:name="P36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97503" officeooo:paragraph-rsid="00197503" style:font-size-asian="12pt" style:font-size-complex="12pt"/>
    </style:style>
    <style:style style:name="P37" style:family="paragraph" style:parent-style-name="Table_20_Contents">
      <style:paragraph-properties fo:line-height="150%"/>
      <style:text-properties style:font-name="Liberation Sans" fo:font-size="12pt" officeooo:rsid="001b6a91" officeooo:paragraph-rsid="001b6a91" style:font-size-asian="12pt" style:font-size-complex="12pt"/>
    </style:style>
    <style:style style:name="P38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b6a91" officeooo:paragraph-rsid="001b6a91" style:font-size-asian="12pt" style:font-size-complex="12pt"/>
    </style:style>
    <style:style style:name="P39" style:family="paragraph" style:parent-style-name="Table_20_Contents">
      <style:paragraph-properties fo:line-height="150%"/>
      <style:text-properties style:font-name="Liberation Sans" fo:font-size="12pt" officeooo:rsid="001b4984" officeooo:paragraph-rsid="001b4984" style:font-size-asian="12pt" style:font-size-complex="12pt"/>
    </style:style>
    <style:style style:name="P40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b4984" officeooo:paragraph-rsid="001b4984" style:font-size-asian="12pt" style:font-size-complex="12pt"/>
    </style:style>
    <style:style style:name="P41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08c080" fo:background-color="transparent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197503" fo:background-color="transparent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15%"/>
      <style:text-properties style:font-name="Liberation Sans"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15%"/>
      <style:text-properties style:font-name="Liberation Sans" fo:font-size="12pt" fo:font-weight="bold" officeooo:rsid="001b8a5b" officeooo:paragraph-rsid="001b8a5b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Liberation Sans" fo:font-size="12pt" fo:font-weight="bold" officeooo:rsid="0026627f" officeooo:paragraph-rsid="0020b553" style:font-size-asian="10.5pt" style:font-weight-asian="bold" style:font-size-complex="12pt" style:font-weight-complex="bold"/>
    </style:style>
    <style:style style:name="P46" style:family="paragraph" style:parent-style-name="Standard">
      <style:text-properties style:font-name="Liberation Sans" fo:font-size="12pt" officeooo:rsid="0026627f" officeooo:paragraph-rsid="0020b553" style:font-size-asian="10.5pt" style:font-size-complex="12pt"/>
    </style:style>
    <style:style style:name="P47" style:family="paragraph" style:parent-style-name="Horizontal_20_Line">
      <style:text-properties style:font-name="Liberation Sans"/>
    </style:style>
    <style:style style:name="P48" style:family="paragraph" style:parent-style-name="Standard">
      <style:text-properties officeooo:paragraph-rsid="00079c3d"/>
    </style:style>
    <style:style style:name="P49" style:family="paragraph" style:parent-style-name="Standard">
      <style:text-properties officeooo:paragraph-rsid="00197503"/>
    </style:style>
    <style:style style:name="P50" style:family="paragraph" style:parent-style-name="Table_20_Contents">
      <style:text-properties officeooo:paragraph-rsid="00197503"/>
    </style:style>
    <style:style style:name="P51" style:family="paragraph" style:parent-style-name="Table_20_Contents">
      <style:paragraph-properties fo:line-height="150%"/>
      <style:text-properties officeooo:paragraph-rsid="00197503"/>
    </style:style>
    <style:style style:name="P52" style:family="paragraph" style:parent-style-name="Table_20_Contents">
      <style:paragraph-properties fo:line-height="115%"/>
      <style:text-properties officeooo:paragraph-rsid="001b8a5b"/>
    </style:style>
    <style:style style:name="P53" style:family="paragraph" style:parent-style-name="Standard">
      <style:text-properties style:font-name="Liberation Sans" fo:font-size="12pt" fo:font-weight="bold" officeooo:rsid="0008c080" officeooo:paragraph-rsid="0020b553" style:font-size-asian="10.5pt" style:font-weight-asian="bold" style:font-size-complex="12pt" style:font-weight-complex="bold"/>
    </style:style>
    <style:style style:name="P5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fo:font-weight="bold" officeooo:rsid="00197503" style:font-weight-asian="bold" style:font-weight-complex="bold"/>
    </style:style>
    <style:style style:name="T5" style:family="text">
      <style:text-properties style:font-name="Liberation Mono" fo:font-size="10.5pt" officeooo:rsid="0007f5b2" style:font-size-asian="10.5pt" style:font-size-complex="10.5pt"/>
    </style:style>
    <style:style style:name="T6" style:family="text">
      <style:text-properties style:font-name="Liberation Mono" fo:font-size="10.5pt" officeooo:rsid="001b6a91" style:font-size-asian="10.5pt" style:font-size-complex="10.5pt"/>
    </style:style>
    <style:style style:name="T7" style:family="text">
      <style:text-properties style:font-name="Liberation Mono" fo:font-size="10.5pt" officeooo:rsid="001b8a5b" style:font-size-asian="10.5pt" style:font-size-complex="10.5pt"/>
    </style:style>
    <style:style style:name="T8" style:family="text">
      <style:text-properties style:font-name="Liberation Mono" fo:font-size="11pt" officeooo:rsid="001b8a5b" style:font-size-asian="11pt" style:font-size-complex="11pt"/>
    </style:style>
    <style:style style:name="T9" style:family="text">
      <style:text-properties style:font-name="Liberation Mono" fo:font-size="11pt" officeooo:rsid="001cb627" style:font-size-asian="11pt" style:font-size-complex="11pt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fo:font-size="16pt" fo:font-weight="bold" officeooo:rsid="00079c3d" style:font-size-asian="16pt" style:font-weight-asian="bold" style:font-size-complex="16pt" style:font-weight-complex="bold"/>
    </style:style>
    <style:style style:name="T12" style:family="text">
      <style:text-properties style:font-name="Liberation Sans" fo:font-size="16pt" fo:font-weight="bold" officeooo:rsid="00197503" style:font-size-asian="16pt" style:font-weight-asian="bold" style:font-size-complex="16pt" style:font-weight-complex="bold"/>
    </style:style>
    <style:style style:name="T13" style:family="text">
      <style:text-properties style:font-name="Liberation Sans" fo:font-size="16pt" fo:font-weight="bold" officeooo:rsid="001ff0e0" style:font-size-asian="16pt" style:font-weight-asian="bold" style:font-size-complex="16pt" style:font-weight-complex="bold"/>
    </style:style>
    <style:style style:name="T14" style:family="text">
      <style:text-properties style:font-name="Liberation Sans" fo:font-size="16pt" fo:font-weight="bold" officeooo:rsid="00234304" style:font-size-asian="16pt" style:font-weight-asian="bold" style:font-size-complex="16pt" style:font-weight-complex="bold"/>
    </style:style>
    <style:style style:name="T15" style:family="text">
      <style:text-properties style:font-name="Liberation Sans" fo:font-size="14pt" fo:font-weight="bold" officeooo:rsid="00197503" style:font-size-asian="12.25pt" style:font-weight-asian="bold" style:font-size-complex="14pt" style:font-weight-complex="bold"/>
    </style:style>
    <style:style style:name="T16" style:family="text">
      <style:text-properties style:font-name="Liberation Sans" fo:font-size="14pt" fo:font-weight="bold" officeooo:rsid="00079c3d" style:font-size-asian="12.25pt" style:font-weight-asian="bold" style:font-size-complex="14pt" style:font-weight-complex="bold"/>
    </style:style>
    <style:style style:name="T17" style:family="text">
      <style:text-properties style:font-name="Liberation Sans" fo:font-size="14pt" fo:font-weight="bold" officeooo:rsid="0008c080" style:font-size-asian="12.25pt" style:font-weight-asian="bold" style:font-size-complex="14pt" style:font-weight-complex="bold"/>
    </style:style>
    <style:style style:name="T18" style:family="text">
      <style:text-properties style:font-name="Liberation Sans" fo:font-size="12pt" officeooo:rsid="00197503" style:font-size-asian="12pt" style:font-size-complex="12pt"/>
    </style:style>
    <style:style style:name="T19" style:family="text">
      <style:text-properties style:font-name="Liberation Sans" fo:font-size="12pt" officeooo:rsid="001b6a91" style:font-size-asian="12pt" style:font-size-complex="12pt"/>
    </style:style>
    <style:style style:name="T20" style:family="text">
      <style:text-properties officeooo:rsid="00197503"/>
    </style:style>
    <style:style style:name="T21" style:family="text">
      <style:text-properties officeooo:rsid="001b8a5b"/>
    </style:style>
    <style:style style:name="T22" style:family="text">
      <style:text-properties officeooo:rsid="001c47c3"/>
    </style:style>
    <style:style style:name="T23" style:family="text">
      <style:text-properties officeooo:rsid="0020b553"/>
    </style:style>
    <style:style style:name="T24" style:family="text">
      <style:text-properties officeooo:rsid="0027f82e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11">CS</text:span><text:span text:style-name="T12">2308: </text:span><text:span text:style-name="T14">Summer</text:span><text:span text:style-name="T11"> 202</text:span><text:span text:style-name="T13">3</text:span></text:p>
      <text:p text:style-name="P18">Assignment 1 Rubric</text:p>
      <text:p text:style-name="P19"><text:span text:style-name="T2">Student Name: </text:span><text:s/><draw:control text:anchor-type="as-char" draw:z-index="0" draw:name="Shape3" draw:style-name="gr1" draw:text-style-name="P54" svg:width="5.448in" svg:height="0.2398in" draw:control="control2"/></text:p>
      <text:p text:style-name="P47"/>
      <text:p text:style-name="P22">Style: <text:span text:style-name="T1">20 points</text:span></text:p>
      <table:table table:name="style" table:style-name="style">
        <table:table-column table:style-name="style.A"/>
        <table:table-column table:style-name="style.B"/>
        <table:table-column table:style-name="style.C"/>
        <table:table-row>
          <table:table-cell table:style-name="style.A1" office:value-type="string">
            <text:p text:style-name="P41">Condition</text:p>
          </table:table-cell>
          <table:table-cell table:style-name="style.A1" office:value-type="string">
            <text:p text:style-name="P41">Max Points</text:p>
          </table:table-cell>
          <table:table-cell table:style-name="style.A1" office:value-type="string">
            <text:p text:style-name="P41">Points Awarded</text:p>
          </table:table-cell>
        </table:table-row>
        <table:table-row>
          <table:table-cell table:style-name="style.A2" office:value-type="string">
            <text:p text:style-name="P31">All lines less that 80 characters.</text:p>
          </table:table-cell>
          <table:table-cell table:style-name="style.A2" office:value-type="string">
            <text:p text:style-name="P32">4</text:p>
          </table:table-cell>
          <table:table-cell table:style-name="style.A2" office:value-type="string">
            <text:p text:style-name="P29"><draw:control text:anchor-type="as-char" draw:z-index="15" draw:name="Shape1" draw:style-name="gr2" draw:text-style-name="P54" svg:width="0.5689in" svg:height="0.2571in" draw:control="control16"/></text:p>
          </table:table-cell>
        </table:table-row>
        <table:table-row>
          <table:table-cell table:style-name="style.A2" office:value-type="string">
            <text:p text:style-name="P31">Variables have meaningful names.</text:p>
          </table:table-cell>
          <table:table-cell table:style-name="style.A2" office:value-type="string">
            <text:p text:style-name="P32">4</text:p>
          </table:table-cell>
          <table:table-cell table:style-name="style.A2" office:value-type="string">
            <text:p text:style-name="P24"><draw:control text:anchor-type="as-char" draw:z-index="16" draw:name="Shape1_0" draw:style-name="gr1" draw:text-style-name="P54" svg:width="0.5689in" svg:height="0.2571in" draw:control="control17"/></text:p>
          </table:table-cell>
        </table:table-row>
        <table:table-row>
          <table:table-cell table:style-name="style.A2" office:value-type="string">
            <text:p text:style-name="P39">Functions and actions are fully commented.</text:p>
          </table:table-cell>
          <table:table-cell table:style-name="style.A2" office:value-type="string">
            <text:p text:style-name="P32">4</text:p>
          </table:table-cell>
          <table:table-cell table:style-name="style.A2" office:value-type="string">
            <text:p text:style-name="P24"><draw:control text:anchor-type="as-char" draw:z-index="17" draw:name="Shape1_1" draw:style-name="gr1" draw:text-style-name="P54" svg:width="0.5689in" svg:height="0.2571in" draw:control="control18"/></text:p>
          </table:table-cell>
        </table:table-row>
        <table:table-row>
          <table:table-cell table:style-name="style.A2" office:value-type="string">
            <text:p text:style-name="P33">Every block indented one tab or 4 spaces.</text:p>
          </table:table-cell>
          <table:table-cell table:style-name="style.A2" office:value-type="string">
            <text:p text:style-name="P40">2</text:p>
          </table:table-cell>
          <table:table-cell table:style-name="style.A2" office:value-type="string">
            <text:p text:style-name="P24"><draw:control text:anchor-type="as-char" draw:z-index="18" draw:name="Shape1_ 1" draw:style-name="gr1" draw:text-style-name="P54" svg:width="0.5689in" svg:height="0.2571in" draw:control="control19"/></text:p>
          </table:table-cell>
        </table:table-row>
        <table:table-row>
          <table:table-cell table:style-name="style.A2" office:value-type="string">
            <text:p text:style-name="P39">Code is not duplicated between branches (e.g. in an if...else)</text:p>
          </table:table-cell>
          <table:table-cell table:style-name="style.A2" office:value-type="string">
            <text:p text:style-name="P40">2</text:p>
          </table:table-cell>
          <table:table-cell table:style-name="style.A2" office:value-type="string">
            <text:p text:style-name="P30"><draw:control text:anchor-type="as-char" draw:z-index="19" draw:name="Shape1_ 2" draw:style-name="gr1" draw:text-style-name="P54" svg:width="0.5689in" svg:height="0.2571in" draw:control="control20"/></text:p>
          </table:table-cell>
        </table:table-row>
        <table:table-row>
          <table:table-cell table:style-name="style.A2" office:value-type="string">
            <text:p text:style-name="P31">File name is [Authors Last Name]_assignment<text:span text:style-name="T23">1</text:span>.cpp</text:p>
          </table:table-cell>
          <table:table-cell table:style-name="style.A2" office:value-type="string">
            <text:p text:style-name="P40">2</text:p>
          </table:table-cell>
          <table:table-cell table:style-name="style.A2" office:value-type="string">
            <text:p text:style-name="P24"><draw:control text:anchor-type="as-char" draw:z-index="20" draw:name="Shape1_3" draw:style-name="gr1" draw:text-style-name="P54" svg:width="0.5689in" svg:height="0.2571in" draw:control="control21"/></text:p>
          </table:table-cell>
        </table:table-row>
        <table:table-row>
          <table:table-cell table:style-name="style.A2" office:value-type="string">
            <text:p text:style-name="P35">Author, <text:span text:style-name="T20">collaborators,</text:span> and dat<text:span text:style-name="T20">e</text:span> comments included.</text:p>
          </table:table-cell>
          <table:table-cell table:style-name="style.A2" office:value-type="string">
            <text:p text:style-name="P34">2</text:p>
          </table:table-cell>
          <table:table-cell table:style-name="style.A2" office:value-type="string">
            <text:p text:style-name="P25"><draw:control text:anchor-type="as-char" draw:z-index="21" draw:name="Shape1_8" draw:style-name="gr1" draw:text-style-name="P54" svg:width="0.5689in" svg:height="0.2571in" draw:control="control22"/></text:p>
          </table:table-cell>
        </table:table-row>
      </table:table>
      <text:p text:style-name="P19"/>
      <text:p text:style-name="P49"><text:span text:style-name="T15">Non-functional Requirements</text:span><text:span text:style-name="T16">: </text:span><text:span text:style-name="T15">2</text:span><text:span text:style-name="T17">0 poi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2">Condition</text:p>
          </table:table-cell>
          <table:table-cell table:style-name="Table2.A1" office:value-type="string">
            <text:p text:style-name="P42">Max Points</text:p>
          </table:table-cell>
          <table:table-cell table:style-name="Table2.A1" office:value-type="string">
            <text:p text:style-name="P42">Points Awarded</text:p>
          </table:table-cell>
        </table:table-row>
        <table:table-row>
          <table:table-cell table:style-name="Table2.A2" office:value-type="string">
            <text:p text:style-name="P51"><text:span text:style-name="T18">Robot </text:span><text:span text:style-name="T19">struct has all listed member.</text:span></text:p>
          </table:table-cell>
          <table:table-cell table:style-name="Table2.A2" office:value-type="string">
            <text:p text:style-name="P36">10</text:p>
          </table:table-cell>
          <table:table-cell table:style-name="Table2.A2" office:value-type="string">
            <text:p text:style-name="P27"><draw:control text:anchor-type="as-char" draw:z-index="6" draw:name="Shape1_9" draw:style-name="gr2" draw:text-style-name="P54" svg:width="0.5689in" svg:height="0.2571in" draw:control="control7"/></text:p>
          </table:table-cell>
        </table:table-row>
        <table:table-row>
          <table:table-cell table:style-name="Table2.A2" office:value-type="string">
            <text:p text:style-name="P37">Program stores array of Robots.</text:p>
          </table:table-cell>
          <table:table-cell table:style-name="Table2.A2" office:value-type="string">
            <text:p text:style-name="P38">5</text:p>
          </table:table-cell>
          <table:table-cell table:style-name="Table2.A2" office:value-type="string">
            <text:p text:style-name="P26"><draw:control text:anchor-type="as-char" svg:y="-0.2307in" draw:z-index="7" draw:name="Shape1_10" draw:style-name="gr3" draw:text-style-name="P54" svg:width="0.5689in" svg:height="0.2571in" draw:control="control8"/></text:p>
          </table:table-cell>
        </table:table-row>
        <table:table-row>
          <table:table-cell table:style-name="Table2.A2" office:value-type="string">
            <text:p text:style-name="P37">Robot<text:span text:style-name="T22">s’</text:span> positions are updated using moveRobot function</text:p>
          </table:table-cell>
          <table:table-cell table:style-name="Table2.A2" office:value-type="string">
            <text:p text:style-name="P38">5</text:p>
          </table:table-cell>
          <table:table-cell table:style-name="Table2.A2" office:value-type="string">
            <text:p text:style-name="P28"><draw:control text:anchor-type="as-char" draw:z-index="8" draw:name="Shape1_11" draw:style-name="gr1" draw:text-style-name="P54" svg:width="0.5689in" svg:height="0.2571in" draw:control="control9"/></text:p>
          </table:table-cell>
        </table:table-row>
      </table:table>
      <text:p text:style-name="P21"/>
      <text:p text:style-name="P22"/>
      <text:p text:style-name="P20"><text:span text:style-name="T2">Test Cases: </text:span><text:span text:style-name="T4">6</text:span><text:span text:style-name="T3">0 points</text:span></text:p>
      <text:p text:style-name="P46"><text:span text:style-name="T3">P</text:span><text:span text:style-name="T2">rojects that do not compile will not be graded on these Test Cases.</text:span></text:p>
      <text:p text:style-name="P45"><text:span text:style-name="T1">Projects that terminate early will only be graded to the case w</text:span><text:span text:style-name="T24">h</text:span><text:span text:style-name="T1">ere they cease running.</text:span></text:p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3">Input</text:p>
          </table:table-cell>
          <table:table-cell table:style-name="Table1.A1" office:value-type="string">
            <text:p text:style-name="P44">Console Output <text:span text:style-name="T22">is at least...</text:span></text:p>
          </table:table-cell>
          <table:table-cell table:style-name="Table1.A1" office:value-type="string">
            <text:p text:style-name="P43">Max Points</text:p>
          </table:table-cell>
          <table:table-cell table:style-name="Table1.A1" office:value-type="string">
            <text:p text:style-name="P43">Points Awarded</text:p>
          </table:table-cell>
        </table:table-row>
        <table:table-row>
          <table:table-cell table:style-name="Table1.A2" office:value-type="string">
            <text:p text:style-name="P11">Start Program</text:p>
            <text:p text:style-name="P11"/>
          </table:table-cell>
          <table:table-cell table:style-name="Table1.A2" office:value-type="string">
            <text:p text:style-name="P14">Welcome.</text:p>
            <text:p text:style-name="P14">How many robots?</text:p>
            <text:p text:style-name="P14">Please name each robot.</text:p>
            <text:p text:style-name="P16">(Exact text may vary)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2"><draw:control text:anchor-type="as-char" draw:z-index="1" draw:name="Shape1_4" draw:style-name="gr1" draw:text-style-name="P54" svg:width="0.5689in" svg:height="0.2571in" draw:control="control3"/></text:p>
          </table:table-cell>
        </table:table-row>
        <table:table-row>
          <table:table-cell table:style-name="Table1.A2" office:value-type="string">
            <text:p text:style-name="P12">3</text:p>
            <text:p text:style-name="P12">Autumn</text:p>
            <text:p text:style-name="P12">Marwa</text:p>
            <text:p text:style-name="P12">Keiko</text:p>
          </table:table-cell>
          <table:table-cell table:style-name="Table1.A2" office:value-type="string">
            <text:p text:style-name="P13">Please select:</text:p>
            <text:p text:style-name="P50"><text:span text:style-name="T5"><text:s text:c="2"/></text:span><text:span text:style-name="T6">M- move</text:span></text:p>
            <text:p text:style-name="P15"><text:s text:c="2"/>D- distances</text:p>
            <text:p text:style-name="P50"><text:span text:style-name="T6"><text:s text:c="2"/></text:span><text:span text:style-name="T7">Q- quit</text:span></text:p>
          </table:table-cell>
          <table:table-cell table:style-name="Table1.A2" office:value-type="string">
            <text:p text:style-name="P6">1<text:span text:style-name="T21">0</text:span></text:p>
          </table:table-cell>
          <table:table-cell table:style-name="Table1.A2" office:value-type="string">
            <text:p text:style-name="P2"><draw:control text:anchor-type="as-char" draw:z-index="9" draw:name="Shape1_12" draw:style-name="gr1" draw:text-style-name="P54" svg:width="0.5689in" svg:height="0.2571in" draw:control="control10"/></text:p>
          </table:table-cell>
        </table:table-row>
        <table:table-row>
          <table:table-cell table:style-name="Table1.A2" office:value-type="string">
            <text:p text:style-name="P9">m<text:line-break/>Autumn</text:p>
            <text:p text:style-name="P9">L</text:p>
          </table:table-cell>
          <table:table-cell table:style-name="Table1.A2" office:value-type="string">
            <text:p text:style-name="P9">Autumn’s position is -1, 0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2"><draw:control text:anchor-type="as-char" draw:z-index="2" draw:name="Shape1_5" draw:style-name="gr1" draw:text-style-name="P54" svg:width="0.5689in" svg:height="0.2571in" draw:control="control4"/></text:p>
          </table:table-cell>
        </table:table-row>
        <table:table-row>
          <table:table-cell table:style-name="Table1.A2" office:value-type="string">
            <text:p text:style-name="P5">T</text:p>
          </table:table-cell>
          <table:table-cell table:style-name="Table1.A2" office:value-type="string">
            <text:p text:style-name="P5">Program prints error message</text:p>
            <text:p text:style-name="P17">(Exact text may vary)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2"><draw:control text:anchor-type="as-char" draw:z-index="3" draw:name="Shape1_6" draw:style-name="gr1" draw:text-style-name="P54" svg:width="0.5689in" svg:height="0.2571in" draw:control="control5"/></text:p>
          </table:table-cell>
        </table:table-row>
        <table:table-row>
          <table:table-cell table:style-name="Table1.A2" office:value-type="string">
            <text:p text:style-name="P9">M</text:p>
            <text:p text:style-name="P9">Karl</text:p>
          </table:table-cell>
          <table:table-cell table:style-name="Table1.A2" office:value-type="string">
            <text:p text:style-name="P7">Program prints error message</text:p>
            <text:p text:style-name="P17">(Exact text may vary)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3"><draw:control text:anchor-type="as-char" draw:z-index="10" draw:name="Shape1_13" draw:style-name="gr1" draw:text-style-name="P54" svg:width="0.5689in" svg:height="0.2571in" draw:control="control11"/></text:p>
          </table:table-cell>
        </table:table-row>
        <table:table-row>
          <table:table-cell table:style-name="Table1.A2" office:value-type="string">
            <text:p text:style-name="P9">M</text:p>
            <text:p text:style-name="P9">Marwa</text:p>
            <text:p text:style-name="P9">u</text:p>
          </table:table-cell>
          <table:table-cell table:style-name="Table1.A2" office:value-type="string">
            <text:p text:style-name="P9">Marwa’s position is 0, 1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3"><draw:control text:anchor-type="as-char" draw:z-index="11" draw:name="Shape1_14" draw:style-name="gr1" draw:text-style-name="P54" svg:width="0.5689in" svg:height="0.2571in" draw:control="control12"/></text:p>
          </table:table-cell>
        </table:table-row>
        <table:table-row>
          <table:table-cell table:style-name="Table1.A2" office:value-type="string">
            <text:p text:style-name="P9">M</text:p>
            <text:p text:style-name="P9">Autumn</text:p>
            <text:p text:style-name="P9">L</text:p>
          </table:table-cell>
          <table:table-cell table:style-name="Table1.A2" office:value-type="string">
            <text:p text:style-name="P9">Autumn’s position is -3, 0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3"><draw:control text:anchor-type="as-char" draw:z-index="12" draw:name="Shape1_15" draw:style-name="gr1" draw:text-style-name="P54" svg:width="0.5689in" svg:height="0.2571in" draw:control="control13"/></text:p>
          </table:table-cell>
        </table:table-row>
        <table:table-row>
          <table:table-cell table:style-name="Table1.A2" office:value-type="string">
            <text:p text:style-name="P9">m</text:p>
            <text:p text:style-name="P9">Marwa</text:p>
            <text:p text:style-name="P9">r</text:p>
          </table:table-cell>
          <table:table-cell table:style-name="Table1.A2" office:value-type="string">
            <text:p text:style-name="P9">Marwa’s position is 1, 1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3"><draw:control text:anchor-type="as-char" draw:z-index="13" draw:name="Shape1_16" draw:style-name="gr1" draw:text-style-name="P54" svg:width="0.5689in" svg:height="0.2571in" draw:control="control14"/></text:p>
          </table:table-cell>
        </table:table-row>
        <table:table-row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52"><text:span text:style-name="T8">Autumn <text:s text:c="8"/></text:span><text:span text:style-name="T9">3</text:span></text:p>
            <text:p text:style-name="P52"><text:span text:style-name="T8">Marwa <text:s text:c="9"/></text:span><text:span text:style-name="T9">2</text:span></text:p>
            <text:p text:style-name="P9">Keiko <text:s text:c="9"/>0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3"><draw:control text:anchor-type="as-char" draw:z-index="14" draw:name="Shape1_17" draw:style-name="gr1" draw:text-style-name="P54" svg:width="0.5689in" svg:height="0.2571in" draw:control="control15"/></text:p>
          </table:table-cell>
        </table:table-row>
        <table:table-row>
          <table:table-cell table:style-name="Table1.A2" office:value-type="string">
            <text:p text:style-name="P5">Q</text:p>
            <text:p text:style-name="P4"/>
          </table:table-cell>
          <table:table-cell table:style-name="Table1.A2" office:value-type="string">
            <text:p text:style-name="P10">Goodbye</text:p>
            <text:p text:style-name="P17">(Exact text may vary)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2"><draw:control text:anchor-type="as-char" draw:z-index="4" draw:name="Shape1_7" draw:style-name="gr1" draw:text-style-name="P54" svg:width="0.5689in" svg:height="0.2571in" draw:control="control6"/></text:p>
          </table:table-cell>
        </table:table-row>
      </table:table>
      <text:p text:style-name="P23"/>
      <text:p text:style-name="P1"><text:span text:style-name="T10">Total Points:</text:span> <draw:control text:anchor-type="as-char" draw:z-index="5" draw:name="Shape2" draw:style-name="gr2" draw:text-style-name="P54" svg:width="1.0315in" svg:height="0.2815in" draw:control="control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2:52:26.725152302</meta:creation-date>
    <meta:generator>LibreOffice/7.3.7.2$Linux_X86_64 LibreOffice_project/30$Build-2</meta:generator>
    <dc:date>2023-06-01T16:04:32.965538015</dc:date>
    <meta:editing-duration>PT3H27M10S</meta:editing-duration>
    <meta:editing-cycles>25</meta:editing-cycles>
    <meta:document-statistic meta:table-count="3" meta:image-count="0" meta:object-count="0" meta:page-count="2" meta:paragraph-count="111" meta:word-count="243" meta:character-count="1330" meta:non-whitespace-character-count="1143"/>
  </office:meta>
</office:document-meta>
</file>